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1" fo:font-size="14pt" fo:font-weight="bold" officeooo:paragraph-rsid="0011c780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DejaVu Sans1" officeooo:paragraph-rsid="0011c780"/>
    </style:style>
    <style:style style:name="P3" style:family="paragraph" style:parent-style-name="Standard">
      <style:text-properties officeooo:paragraph-rsid="0013f724"/>
    </style:style>
    <style:style style:name="T1" style:family="text">
      <style:text-properties style:font-name="DejaVu Sans1"/>
    </style:style>
    <style:style style:name="T2" style:family="text">
      <style:text-properties style:font-name="DejaVu Sans1" officeooo:rsid="0005d18f"/>
    </style:style>
    <style:style style:name="T3" style:family="text">
      <style:text-properties style:font-name="DejaVu Sans1" officeooo:rsid="0011f669"/>
    </style:style>
    <style:style style:name="T4" style:family="text">
      <style:text-properties style:font-name="DejaVu Sans1" officeooo:rsid="0011c3f7"/>
    </style:style>
    <style:style style:name="T5" style:family="text">
      <style:text-properties style:font-name="DejaVu Sans1" fo:font-size="14pt" officeooo:rsid="001931c7" style:font-size-asian="14pt" style:font-size-complex="14pt"/>
    </style:style>
    <style:style style:name="T6" style:family="text">
      <style:text-properties style:text-line-through-style="none" style:text-line-through-type="none" style:font-name="DejaVu Sans1" style:text-underline-style="none" style:text-blinking="false" fo:background-color="transparent" loext:char-shading-value="0" style:font-name-asian="Arial" style:font-name-complex="Arial"/>
    </style:style>
    <style:style style:name="T7" style:family="text">
      <style:text-properties style:text-line-through-style="none" style:text-line-through-type="none" style:font-name="DejaVu Sans1" fo:font-size="14pt" style:text-underline-style="none" officeooo:rsid="001931c7" style:text-blinking="false" fo:background-color="transparent" loext:char-shading-value="0" style:font-name-asian="Arial" style:font-size-asian="14pt" style:font-name-complex="Arial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a Fotografía Sin Marco</text:p>
      <text:p text:style-name="P2"/>
      <text:p text:style-name="P2">Ver el mundo como una fotografía sin marco<text:line-break/>y caminar por la noche, <text:line-break/>o rendirse al disfrute por la forma terrenal<text:line-break/>acariciado la luz de lo conocido.<text:line-break/><text:line-break/>¿Podemos soportar Tu oscuridad<text:line-break/>y pasar por la luz de las posadas de viajeros,<text:line-break/>cobijadas en este bosque oscuro?<text:line-break/>En muchos de esos lugares hemos vagado,<text:line-break/>sido visitantes en habitaciones ordenadas, con pisos relucientes y firmes,<text:line-break/>refugiándonos en comodidades que no durarán.<text:line-break/><text:line-break/>El sol se acoulta y un viento suave ondula a través de un campo de trigo.<text:line-break/>Las olas de oro fluyen y los grillos dan tono al silencio de Om<text:line-break/>y un amor silencioso llena todo el espacio.<text:line-break/>Este corazón busca tocar el sol poniente con sus manos<text:line-break/>y olvida que la mano no siempre puede llegar a donde sólo existo.<text:line-break/><text:line-break/>Más avanzada la noche, la visión infinita me llama,<text:line-break/>suplicándome que espere el nuevo amanecer.<text:line-break/>Tu oscuridad es más segura que la forma y el ser,<text:line-break/>Eres sólo Tú lo que veo claramente.<text:line-break/>¿Eres padre, madre, amante o amigo,<text:line-break/>amado eterno Yo que vive y respira en mi?<text:line-break/><text:line-break/>Tu Yo silencioso que ve todo lo que fluye<text:line-break/>dentro de las orillas de nuestro gran ser;<text:line-break/>la luz de miles de millones de soles,<text:line-break/>la evolución de innumerables vidas,<text:line-break/>el ascenso y la caída de innumerables imperios,<text:line-break/>viendo la grandeza reducida a nada<text:line-break/>y aquellos reducidos otra vez hechos grandes.<text:line-break/><text:line-break/>Pocos comprenden tu gran secreto,<text:line-break/>caminan contra tu flujo externo, y capturan<text:line-break/>al Señor de la Creación en Descanso más allá del juego.<text:line-break/><text:line-break/>Eternamente aquí, la fuente refleja solo la fuente,<text:line-break/>una tranquilo lago sin ondulación ni reflejo,<text:line-break/><text:soft-page-break/>nos hundimos en lo dulcemente desconocido.”<text:line-break/><text:line-break/>- traducido por Alejandro Camus<text:line-break/></text:p>
      <text:p text:style-name="P3"><text:span text:style-name="T2">Suscribirse a mi lista del correo electrónico por mandar un correo a</text:span><text:span text:style-name="T3"> </text:span><text:a xlink:type="simple" xlink:href="mailto: enckwilliam@protonmail.com?subject=Subscribe" text:style-name="Internet_20_link" text:visited-style-name="Visited_20_Internet_20_Link"><text:span text:style-name="T4">enckwilliam@protonmail.com</text:span></text:a><text:span text:style-name="T1"><text:line-break/><text:line-break/><text:line-break/></text:span><text:a xlink:type="simple" xlink:href="https://mega.nz/folder/SdoxBAba#i0aGD1umAgKgi6zTagEmgg" text:style-name="Internet_20_link" text:visited-style-name="Visited_20_Internet_20_Link"> </text:a><text:a xlink:type="simple" xlink:href="https://workdrive.zohoexternal.com/folder/ozop1d1dd3540879e463e8afd00a0e758ebf5" text:style-name="Internet_20_link" text:visited-style-name="Visited_20_Internet_20_Link"><text:span text:style-name="T7">Todos los libros y ensayo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3:52:02.831043917</meta:creation-date>
    <dc:date>2021-12-13T20:43:45.748669971</dc:date>
    <meta:editing-duration>PT9M32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3" meta:word-count="300" meta:character-count="1732" meta:non-whitespace-character-count="1423"/>
  </office:meta>
</office:document-meta>
</file>